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language="es" fo:country="ES"/>
    </style:style>
    <style:style style:name="P59" style:family="paragraph" style:parent-style-name="Standard">
      <style:paragraph-properties fo:margin-left="0cm" fo:margin-right="0cm" fo:text-align="justify" style:justify-single-word="false" fo:text-indent="0cm" style:auto-text-indent="false"/>
      <style:text-properties fo:language="es" fo:country="ES"/>
    </style:style>
    <style:style style:name="P60" style:family="paragraph" style:parent-style-name="Standard">
      <style:paragraph-properties fo:margin-left="0cm" fo:margin-right="0cm" fo:text-indent="0cm" style:auto-text-indent="false"/>
      <style:text-properties fo:language="es" fo:country="ES" style:language-complex="ar" style:country-complex="SA"/>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3"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4" style:family="paragraph" style:parent-style-name="Text_20_body">
      <style:paragraph-properties fo:margin-left="0cm" fo:margin-right="0cm" fo:orphans="2" fo:widows="2" fo:text-indent="0cm" style:auto-text-indent="false" style:writing-mode="lr-tb"/>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align="start" style:justify-single-word="false" fo:text-indent="0cm" style:auto-text-indent="false"/>
    </style:style>
    <style:style style:name="P76"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7" style:family="paragraph" style:parent-style-name="Text_20_body">
      <style:paragraph-properties fo:margin-left="-1.251cm" fo:margin-right="0cm" fo:text-indent="0.199cm" style:auto-text-indent="false"/>
    </style:style>
    <style:style style:name="P78" style:family="paragraph" style:parent-style-name="codigo">
      <style:paragraph-properties fo:margin-left="0cm" fo:margin-right="0.81cm" fo:text-indent="0cm" style:auto-text-indent="false"/>
    </style:style>
    <style:style style:name="P79"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0" style:family="paragraph" style:parent-style-name="Text_20_body">
      <style:paragraph-properties fo:margin-left="5.002cm" fo:margin-right="0.81cm" fo:text-align="start" style:justify-single-word="false" fo:text-indent="0cm" style:auto-text-indent="false"/>
    </style:style>
    <style:style style:name="P81" style:family="paragraph" style:parent-style-name="codigo">
      <style:paragraph-properties fo:margin-left="5.002cm" fo:margin-right="0.81cm" fo:text-align="start" style:justify-single-word="false" fo:text-indent="0cm" style:auto-text-indent="false"/>
    </style:style>
    <style:style style:name="P82" style:family="paragraph" style:parent-style-name="Text_20_body" style:list-style-name="L5"/>
    <style:style style:name="P83" style:family="paragraph" style:parent-style-name="Text_20_body" style:list-style-name="L5">
      <style:text-properties style:font-name="Ubuntu"/>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12"/>
    <style:style style:name="P87" style:family="paragraph" style:parent-style-name="Text_20_body" style:list-style-name="L20"/>
    <style:style style:name="P8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9" style:family="paragraph" style:parent-style-name="Text_20_body" style:list-style-name="L21"/>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7"/>
    <style:style style:name="P92" style:family="paragraph" style:parent-style-name="Text_20_body" style:list-style-name="L3">
      <style:paragraph-properties fo:margin-left="1.249cm" fo:margin-right="0cm" fo:margin-top="0cm" fo:margin-bottom="0cm" fo:text-indent="0cm" style:auto-text-indent="false"/>
    </style:style>
    <style:style style:name="P9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4" style:family="paragraph" style:parent-style-name="Text_20_body" style:list-style-name="L4">
      <style:paragraph-properties fo:margin-left="-1.251cm" fo:margin-right="0cm" fo:margin-top="0cm" fo:margin-bottom="0cm" fo:text-indent="0.199cm" style:auto-text-indent="false"/>
    </style:style>
    <style:style style:name="P95" style:family="paragraph" style:parent-style-name="Text_20_body">
      <style:paragraph-properties fo:margin-left="-1.251cm" fo:margin-right="0cm" fo:text-indent="0.199cm" style:auto-text-indent="false"/>
    </style:style>
    <style:style style:name="P96" style:family="paragraph" style:parent-style-name="Text_20_body" style:list-style-name="L4">
      <style:paragraph-properties fo:margin-left="-1.251cm" fo:margin-right="0cm" fo:text-indent="0.199cm" style:auto-text-indent="false"/>
    </style:style>
    <style:style style:name="P97" style:family="paragraph" style:parent-style-name="Text_20_body" style:list-style-name="L8">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Text_20_body" style:list-style-name="L14">
      <style:paragraph-properties fo:margin-left="1.251cm" fo:margin-right="0cm" fo:text-indent="0.199cm" style:auto-text-indent="false"/>
    </style:style>
    <style:style style:name="P104"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5"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6"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9">
      <style:text-properties fo:font-weight="bold" style:font-weight-asian="bold" style:font-weight-complex="bold"/>
    </style:style>
    <style:style style:name="P114" style:family="paragraph" style:parent-style-name="Standard" style:list-style-name="L10">
      <style:text-properties fo:font-weight="bold" style:font-weight-asian="bold" style:font-weight-complex="bold"/>
    </style:style>
    <style:style style:name="P115" style:family="paragraph" style:parent-style-name="Standard" style:list-style-name="L19">
      <style:text-properties fo:font-weight="bold" style:font-weight-asian="bold" style:font-weight-complex="bold"/>
    </style:style>
    <style:style style:name="P116" style:family="paragraph" style:parent-style-name="Standard" style:list-style-name="L10"/>
    <style:style style:name="P117" style:family="paragraph" style:parent-style-name="Standard" style:list-style-name="L15"/>
    <style:style style:name="P118" style:family="paragraph" style:parent-style-name="Standard" style:list-style-name="L16"/>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18">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6">
      <style:paragraph-properties fo:text-align="justify" style:justify-single-word="false"/>
      <style:text-properties fo:language="es" fo:country="ES"/>
    </style:style>
    <style:style style:name="P124" style:family="paragraph" style:parent-style-name="Standard" style:list-style-name="L19"/>
    <style:style style:name="P125" style:family="paragraph" style:parent-style-name="Standard">
      <style:paragraph-properties fo:text-align="justify" style:justify-single-word="false"/>
    </style:style>
    <style:style style:name="P126" style:family="paragraph" style:parent-style-name="Standard" style:list-style-name="L31"/>
    <style:style style:name="P127" style:family="paragraph" style:parent-style-name="Standard" style:list-style-name="L2">
      <style:paragraph-properties fo:margin-left="1.249cm" fo:margin-right="0cm" fo:text-align="justify" style:justify-single-word="false" fo:text-indent="0cm" style:auto-text-indent="false"/>
    </style:style>
    <style:style style:name="P128" style:family="paragraph" style:parent-style-name="Standard">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Standard" style:list-style-name="L30">
      <style:paragraph-properties fo:margin-left="0cm" fo:margin-right="0cm" fo:text-indent="0cm" style:auto-text-indent="false"/>
    </style:style>
    <style:style style:name="P132" style:family="paragraph" style:parent-style-name="Standard" style:list-style-name="L30">
      <style:paragraph-properties fo:margin-left="0cm" fo:margin-right="0cm" fo:text-indent="0cm" style:auto-text-indent="false"/>
      <style:text-properties fo:language="es" fo:country="ES"/>
    </style:style>
    <style:style style:name="P133" style:family="paragraph" style:parent-style-name="Standard">
      <style:paragraph-properties fo:margin-left="0cm" fo:margin-right="0cm" fo:text-align="justify" style:justify-single-word="false" fo:text-indent="0cm" style:auto-text-indent="false"/>
      <style:text-properties fo:language="es" fo:country="ES"/>
    </style:style>
    <style:style style:name="P134" style:family="paragraph" style:parent-style-name="Standard">
      <style:paragraph-properties fo:margin-left="0cm" fo:margin-right="0cm" fo:text-align="justify" style:justify-single-word="false" fo:text-indent="0cm" style:auto-text-indent="false"/>
    </style:style>
    <style:style style:name="P135" style:family="paragraph" style:parent-style-name="Heading_20_1">
      <style:paragraph-properties fo:break-before="page"/>
    </style:style>
    <style:style style:name="P136" style:family="paragraph" style:parent-style-name="Heading_20_2">
      <style:text-properties fo:language="es" fo:country="ES" style:font-name-asian="Times New Roman" style:language-complex="ar" style:country-complex="SA"/>
    </style:style>
    <style:style style:name="P137" style:family="paragraph" style:parent-style-name="Heading_20_2">
      <style:text-properties fo:language="es" fo:country="ES" fo:font-weight="bold" style:font-weight-asian="bold" style:font-weight-complex="bold"/>
    </style:style>
    <style:style style:name="P138" style:family="paragraph" style:parent-style-name="Heading_20_2">
      <style:paragraph-properties fo:margin-left="0cm" fo:margin-right="0cm" fo:text-indent="-0.101cm" style:auto-text-indent="false"/>
    </style:style>
    <style:style style:name="P139" style:family="paragraph" style:parent-style-name="Heading_20_2">
      <style:paragraph-properties fo:margin-left="0cm" fo:margin-right="0cm" fo:text-indent="0.199cm" style:auto-text-indent="false"/>
    </style:style>
    <style:style style:name="P140" style:family="paragraph" style:parent-style-name="Heading_20_2">
      <style:paragraph-properties style:shadow="none" fo:keep-with-next="always" text:number-lines="true" text:line-number="0"/>
      <style:text-properties style:font-name-asian="DejaVu Sans" style:font-name-complex="Lohit Hindi1"/>
    </style:style>
    <style:style style:name="P141" style:family="paragraph" style:parent-style-name="Heading_20_4">
      <style:paragraph-properties text:number-lines="true" text:line-number="0"/>
    </style:style>
    <style:style style:name="P142" style:family="paragraph" style:parent-style-name="Heading_20_3">
      <style:text-properties fo:language="es" fo:country="ES" style:language-complex="ar" style:country-complex="SA"/>
    </style:style>
    <style:style style:name="P143"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4"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1.4.1 Metapaquetes<text:tab/>5</text:a></text:p>
          <text:p text:style-name="P154"><text:a xlink:type="simple" xlink:href="#__RefHeading__2121_1792442227" text:style-name="Index_20_Link" text:visited-style-name="Index_20_Link">1.4.2 Paquetes virtuales<text:tab/>5</text:a></text:p>
          <text:p text:style-name="P154"><text:a xlink:type="simple" xlink:href="#__RefHeading__2123_1792442227" text:style-name="Index_20_Link" text:visited-style-name="Index_20_Link">1.4.3 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1"><text:a xlink:type="simple" xlink:href="#__RefHeading__2569_1010812929" text:style-name="Index_20_Link" text:visited-style-name="Index_20_Link">4. Búsqueda en diferentes repositorios<text:tab/>19</text:a></text:p>
          <text:p text:style-name="P152"><text:a xlink:type="simple" xlink:href="#__RefHeading__2255_1376798674" text:style-name="Index_20_Link" text:visited-style-name="Index_20_Link">4.1 <text:s/>Estructura de pool<text:tab/>19</text:a></text:p>
          <text:p text:style-name="P152"><text:a xlink:type="simple" xlink:href="#__RefHeading__2257_1376798674" text:style-name="Index_20_Link" text:visited-style-name="Index_20_Link">4.2 <text:s/>Comando apt-cache show<text:tab/>20</text:a></text:p>
          <text:p text:style-name="P152"><text:a xlink:type="simple" xlink:href="#__RefHeading__2277_1376798674" text:style-name="Index_20_Link" text:visited-style-name="Index_20_Link">4.3 <text:s/>packages.ubuntu.com<text:tab/>20</text:a></text:p>
          <text:p text:style-name="P152"><text:a xlink:type="simple" xlink:href="#__RefHeading__2259_1376798674" text:style-name="Index_20_Link" text:visited-style-name="Index_20_Link">4.4 <text:s/>Launchpad<text:tab/>21</text:a></text:p>
          <text:p text:style-name="P152"><text:a xlink:type="simple" xlink:href="#__RefHeading__2261_1376798674" text:style-name="Index_20_Link" text:visited-style-name="Index_20_Link">4.5 <text:s/>PPAs<text:tab/>22</text:a></text:p>
          <text:p text:style-name="P152"><text:a xlink:type="simple" xlink:href="#__RefHeading__2279_1376798674" text:style-name="Index_20_Link" text:visited-style-name="Index_20_Link">4.6 <text:s/>Otras direcciones de interés<text:tab/>23</text:a></text:p>
        </text:index-body>
      </text:table-of-content>
      <text:p text:style-name="P67"/>
      <text:h text:style-name="P135" text:outline-level="1"><text:bookmark-start text:name="__RefHeading__1975_954442987"/>1 Sistema de paquetes en Debian/Ubuntu<text:bookmark-end text:name="__RefHeading__1975_954442987"/></text:h>
      <text:h text:style-name="P136"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6"><text:bookmark-start text:name="__RefHeading__6550_1792442227"/>Paquetes fuente<text:bookmark-end text:name="__RefHeading__6550_1792442227"/></text:p>
      <text:p text:style-name="P61"><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1">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9"/>
      <text:p text:style-name="P59">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9"/>
      <text:p text:style-name="P70"><text:bookmark-start text:name="__RefHeading__6552_1792442227"/><text:soft-page-break/>Paquetes binarios<text:bookmark-end text:name="__RefHeading__6552_1792442227"/></text:p>
      <text:p text:style-name="P59"><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3">En general un paquete binario contiene:</text:p>
      <text:list xml:id="list567352330" text:style-name="L2">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9">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9">Un paquete Debian contiene tres archivos (como se puede ver con la ejecución del programa <text:span text:style-name="Source_20_Text">ar</text:span>)</text:p>
      <text:list xml:id="list1257158040" text:style-name="L3">
        <text:list-item>
          <text:p text:style-name="P9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9">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9"/>
      <text:p text:style-name="P59">Entre los metadatos de cada paquete, encontramos también un número de versión, lo que permite detectar fácilmente la necesidad de actualizaciones y la presencia de nuevas versiones.</text:p>
      <text:p text:style-name="P59"/>
      <text:p text:style-name="P59">Además un paquete Debian puede desinstalarse con un sólo comando, sin dejar rastros y pudiendo también especificar que acciones adicionales se deben efectuar antes y después del proceso de eliminación de ficheros.</text:p>
      <text:p text:style-name="P59"/>
      <text:p text:style-name="P59">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9"/>
      <text:p text:style-name="P59">Perdemos todas estas ventajas cuando instalamos aplicaciones no empaquetadas directamente desde un “tar.gz”.</text:p>
      <text:p text:style-name="P59"/>
      <text:p text:style-name="P24"/>
      <text:h text:style-name="P138" text:outline-level="2" text:is-list-header="true"><text:bookmark-start text:name="__RefHeading__2125_1792442227"/>1.2 Nombre y versión de los paquetes<text:bookmark-end text:name="__RefHeading__2125_1792442227"/></text:h>
      <text:p text:style-name="P68">En Debian todo el software viene en paquetes. Algunas reglas sobre los paquetes: </text:p>
      <text:list xml:id="list1444573776" text:style-name="L4">
        <text:list-item>
          <text:p text:style-name="P94">Los paquetes tienen un nombre y una versión. </text:p>
        </text:list-item>
        <text:list-item>
          <text:p text:style-name="P94">No se puede tener instalados dos paquetes con el mismo nombre y diferente versión, una versión de un mismo paquete reemplaza a otra. </text:p>
        </text:list-item>
        <text:list-item>
          <text:p text:style-name="P94">Cada archivo puede pertenecer a lo sumo a un paquete, nunca a más. </text:p>
        </text:list-item>
        <text:list-item>
          <text:p text:style-name="P96">Un paquete tiene referencias a otros: puede depender de, recomendar o sugerir otros paquetes. </text:p>
        </text:list-item>
      </text:list>
      <text:p text:style-name="P77"/>
      <text:p text:style-name="P77"/>
      <text:h text:style-name="P139" text:outline-level="2" text:is-list-header="true"><text:bookmark-start text:name="__RefHeading__6557_1792442227"/>1.3 Operaciones y estados de paquetes<text:bookmark-end text:name="__RefHeading__6557_1792442227"/></text:h>
      <text:p text:style-name="P65">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5">El primer y el último estado son obvios, el paquete está o no está. </text:p>
      <text:p text:style-name="P65">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5"/>
      <text:p text:style-name="P65"/>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2"><text:span text:style-name="Strong_20_Emphasis"><text:span text:style-name="T29">build-essential</text:span></text:span><text:span text:style-name="T29">: depende del compilador gcc, g++ y otras herramientas de desarrollo como make. </text:span></text:p>
        </text:list-item>
        <text:list-item>
          <text:p text:style-name="P82"><text:span text:style-name="Strong_20_Emphasis"><text:span text:style-name="T50">gnome-devel</text:span></text:span><text:span text:style-name="T50">: depende de todas las librerías de desarrollo de gnome y además de anjuta (el IDE de Gnome).</text:span></text:p>
        </text:list-item>
        <text:list-item>
          <text:p text:style-name="P8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4"><text:span text:style-name="Strong_20_Emphasis"><text:span text:style-name="T50">kde-devel</text:span></text:span><text:span text:style-name="T50">: lo mismo que el anterior, pero para KDE. </text:span></text:p>
        </text:list-item>
      </text:list>
      <text:list xml:id="list1988585581" text:style-name="L7">
        <text:list-item>
          <text:p text:style-name="P85"><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1"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1" text:outline-level="4"><text:bookmark-start text:name="__RefHeading__2123_1792442227"/>1.4.3 Paquetes transicionales o dummy<text:bookmark-end text:name="__RefHeading__2123_1792442227"/></text:h>
      <text:list xml:id="list954386773" text:style-name="L8">
        <text:list-header>
          <text:p text:style-name="P97">Son los paquetes que solo se instalan para facilitar transición entre versiones.</text:p>
        </text:list-header>
      </text:list>
      <text:p text:style-name="P64"><text:soft-page-break/>Mediante el comando <text:s/>“<text:span text:style-name="T23">dpkg -l </text:span><text:span text:style-name="T24">| </text:span><text:span text:style-name="T23">grep -i transitional</text:span>” podemos ver los paquetes transicionales que tenemos instalados en nuestro sistema.</text:p>
      <text:p text:style-name="P64">Observa por ejemplo el resultado de la ejecución de:</text:p>
      <text:p text:style-name="P155"><text:s/><text:tab/>$ <text:span text:style-name="T25">apt-cache show dhcp3-server</text:span></text:p>
      <text:p text:style-name="P66"/>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3">Línea de comandos o CLI :</text:p>
        </text:list-item>
      </text:list>
      <text:list xml:id="list1430558903" text:style-name="L10">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9"><text:tab/><text:tab/><text:tab/>$ apt-get moo</text:p>
      <text:p text:style-name="P81"><text:span text:style-name="Source_20_Text"><text:span text:style-name="T57"><text:s text:c="11"/>(__) </text:span></text:span></text:p>
      <text:p text:style-name="P80"><text:span text:style-name="Source_20_Text"><text:span text:style-name="T57"><text:s text:c="9"/>(oo) </text:span></text:span></text:p>
      <text:p text:style-name="P80"><text:span text:style-name="Source_20_Text"><text:span text:style-name="T57"><text:s text:c="3"/>/------\/ </text:span></text:span></text:p>
      <text:p text:style-name="P80"><text:span text:style-name="Source_20_Text"><text:span text:style-name="T57"><text:s text:c="2"/>/ | <text:s text:c="3"/>|| <text:s text:c="2"/></text:span></text:span></text:p>
      <text:p text:style-name="P80"><text:span text:style-name="Source_20_Text"><text:span text:style-name="T57"><text:s/>* <text:s/>/\---/\ </text:span></text:span></text:p>
      <text:p text:style-name="P80"><text:span text:style-name="Source_20_Text"><text:span text:style-name="T57"><text:s text:c="4"/>~~ <text:s text:c="2"/>~~ <text:s text:c="2"/></text:span></text:span></text:p>
      <text:p text:style-name="P80"><text:span text:style-name="Source_20_Text"><text:span text:style-name="T57">...."Have you mooed today?"... </text:span></text:span></text:p>
      <text:p text:style-name="P79"><text:tab/><text:tab/><text:tab/>$ aptitude moo</text:p>
      <text:p text:style-name="P75"><text:span text:style-name="T52"><text:tab/><text:tab/><text:tab/></text:span><text:span text:style-name="Source_20_Text"><text:span text:style-name="T52">No hay ningún huevo de pascua en este programa.</text:span></text:span></text:p>
      <text:p text:style-name="P62"><text:tab/><text:tab/><text:tab/></text:p>
      <text:list xml:id="list1256437426" text:continue-numbering="true" text:style-name="L10">
        <text:list-header>
          <text:p text:style-name="P114"/>
        </text:list-header>
      </text:list>
      <text:list xml:id="list878580615" text:continue-list="list1376359532" text:style-name="L9">
        <text:list-item>
          <text:p text:style-name="P113">GUI:</text:p>
        </text:list-item>
      </text:list>
      <text:list xml:id="list1277428161" text:continue-list="list1256437426" text:style-name="L10">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7" text:outline-level="2" text:is-list-header="true"><text:bookmark-start text:name="__RefHeading__2127_1792442227"/>2.1 dpkg<text:bookmark-end text:name="__RefHeading__2127_1792442227"/></text:h>
      <text:p text:style-name="P69"><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8"/>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oft-page-break/><text:span text:style-name="T40">apt-get clean</text:span>. Borra archivos temporales de apt-get (paquetes 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971858733"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51553129" text:continue-list="list1971858733"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709601317" text:continue-list="list51553129"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8"><text:span text:style-name="T45">deb</text:span> (binarios)</text:p>
                        </text:list-item>
                        <text:list-item>
                          <text:p text:style-name="P99"><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639692821" text:continue-list="list348073092" text:style-name="L12">
        <text:list-item>
          <text:p text:style-name="P86">El <text:span text:style-name="T41">URI</text:span> o servidor de internet que contienen los pool de la distribución, puediendo soportar diferentes protocolos.</text:p>
        </text:list-item>
      </text:list>
      <text:list xml:id="list614984668" text:continue-list="list1566475577" text:style-name="L13">
        <text:list-item>
          <text:list>
            <text:list-item>
              <text:list>
                <text:list-item>
                  <text:list>
                    <text:list-item>
                      <text:list>
                        <text:list-item text:start-value="1">
                          <text:p text:style-name="P100"><text:span text:style-name="Strong_20_Emphasis"><text:span text:style-name="T30">file: </text:span></text:span><text:span text:style-name="T31">indica que el repositorio es un directorio local</text:span><text:span text:style-name="T29">.</text:span></text:p>
                        </text:list-item>
                        <text:list-item>
                          <text:p text:style-name="P100"><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0"><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1"><text:span text:style-name="T41">ftp: </text:span>especifica un servidor FTP como pool remoto. </text:p>
                        </text:list-item>
                        <text:list-item>
                          <text:p text:style-name="P100"><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852245166" text:continue-list="list1639692821" text:style-name="L12">
        <text:list-item>
          <text:p text:style-name="P8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1934355695" text:continue-list="list614984668" text:style-name="L13">
        <text:list-item>
          <text:list>
            <text:list-item>
              <text:list>
                <text:list-item>
                  <text:list>
                    <text:list-item>
                      <text:list>
                        <text:list-item text:start-value="1">
                          <text:p text:style-name="P102">precise: contiene las versiones de los paquetes correspondientes a la fecha de la liberación de la distribución </text:p>
                        </text:list-item>
                        <text:list-item text:start-value="1">
                          <text:p text:style-name="P102"><text:span text:style-name="T42">precise</text:span>-security: contiene las actualizaciones de seguridad</text:p>
                        </text:list-item>
                        <text:list-item>
                          <text:p text:style-name="P102"><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3"/>
        </text:list-header>
      </text:list>
      <text:p text:style-name="P72"><text:bookmark text:name=":111"/>Disponemos tambien de dos distribuciones más que contienen versiones no oficialmente soportadas. Se trata de “proposed” y “backports”. En el ejemplo anterior, para precise tendríamos:</text:p>
      <text:list xml:id="list699688397" text:continue-list="list1934355695" text:style-name="L13">
        <text:list-item>
          <text:list>
            <text:list-item>
              <text:list>
                <text:list-item>
                  <text:list>
                    <text:list-item>
                      <text:list>
                        <text:list-item>
                          <text:p text:style-name="P102">precise-proposed</text:p>
                        </text:list-item>
                        <text:list-item>
                          <text:p text:style-name="P102">precise-backports</text:p>
                          <text:p text:style-name="P102"><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666717861" text:continue-list="list852245166" text:style-name="L12">
        <text:list-item>
          <text:p text:style-name="P104">Las <text:span text:style-name="T41">secciones en las que se divide cada rama</text:span>. Estas secciones varían entre Ubuntu y Debian.</text:p>
        </text:list-item>
      </text:list>
      <text:p text:style-name="P74">Ubuntu:</text:p>
      <text:list xml:id="list783855201" text:continue-list="list699688397" text:style-name="L13">
        <text:list-item>
          <text:list>
            <text:list-item>
              <text:list>
                <text:list-item>
                  <text:list>
                    <text:list-item>
                      <text:list>
                        <text:list-item text:start-value="1">
                          <text:p text:style-name="P102"><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2"><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2"><text:span text:style-name="T40">universe</text:span>: (Ubuntu) <text:s/>programas mantenidos por la comunidad. Normalmente están sacados directamente de Debian y no están asignados a ninún desarrollador de Ubuntu.</text:p>
                        </text:list-item>
                        <text:list-item>
                          <text:p text:style-name="P102"><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1505575271" text:continue-numbering="true" text:style-name="L13">
        <text:list-item>
          <text:list>
            <text:list-item>
              <text:list>
                <text:list-item>
                  <text:list>
                    <text:list-item>
                      <text:list>
                        <text:list-item>
                          <text:p text:style-name="P100"><text:span text:style-name="T41">main</text:span><text:span text:style-name="T44">: con el mismo significado que en Ubuntu</text:span></text:p>
                        </text:list-item>
                        <text:list-item>
                          <text:p text:style-name="P102"><text:span text:style-name="T41">contrib:</text:span> se puede encontrar software libre, pero depende de alguna forma de un paquete que no es totalmente libre.</text:p>
                        </text:list-item>
                        <text:list-item>
                          <text:p text:style-name="P100"><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819475340" text:continue-list="list666717861" text:style-name="L12">
        <text:list-header>
          <text:p text:style-name="P130"/>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2"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3"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763783823" text:style-name="L17">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1953828302" text:style-name="L18">
        <text:list-item>
          <text:p text:style-name="P120">precise</text:p>
          <text:p text:style-name="P121"/>
        </text:list-item>
      </text:list>
      <text:h text:style-name="P143"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989014154" text:continue-numbering="true" text:style-name="L19">
        <text:list-item>
          <text:p text:style-name="P124">sólo tiene sección 'partner'</text:p>
          <text:p text:style-name="P115"/>
        </text:list-item>
      </text:list>
      <text:p text:style-name="Standard"><text:span text:style-name="T11">Respositorio Extra</text:span> </text:p>
      <text:list xml:id="list1959237923" text:continue-numbering="true" text:style-name="L19">
        <text:list-item>
          <text:p text:style-name="P124">sólo tiene sección 'main'</text:p>
        </text:list-item>
      </text:list>
      <text:p text:style-name="P60"/>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7">Si no se requiere acceso al código fuente de los paquetes (por ejemplo un servidor o equipo en producción en el que no se va a desarrollara nada), podrían omitirse las líneas correspondientes a los repositorios fuente (deb-src)</text:p>
        </text:list-item>
        <text:list-item>
          <text:p text:style-name="P87">El host archive.ubuntu.com puede sustituirse por cualquier otro mirror, como los mirrors nacionales (por ejemplo, es.archive.ubuntu.com)</text:p>
        </text:list-item>
        <text:list-item>
          <text:p text:style-name="P87">Para las versiones que han dejado de estar soportadas y no tienen ya actualizaciones, en el sources.list, hay que sustituir archive.ubuntu.com por old‑releases.ubuntu.com</text:p>
          <text:p text:style-name="P88"/>
        </text:list-item>
      </text:list>
      <text:h text:style-name="Heading_20_3" text:outline-level="3"><text:bookmark-start text:name="__RefHeading__6618_1792442227"/>Archivo sources.list en aurex<text:bookmark-end text:name="__RefHeading__6618_1792442227"/></text:h>
      <text:p text:style-name="P67">Aunque no es del todo incorrecto llamarla distribución, el planteamiento de aurex es más bien el de un add-on o complemento para Ubuntu.</text:p>
      <text:p text:style-name="P67">El repositorio de aurex, no es « autocontenido », es decir, contiene sólo los paquetes que le son específicos, lo que puede ser por tres motivos :</text:p>
      <text:list xml:id="list725184437" text:style-name="L21">
        <text:list-item>
          <text:p text:style-name="P89">Paquetes creados explicitamente para aurex y que no se encuentran en ningún otro sitio (metapaquetes , « branding » y algunos desarrollos puntuales específicos)</text:p>
        </text:list-item>
        <text:list-item>
          <text:p text:style-name="P89"/>
        </text:list-item>
      </text:list>
      <text:p text:style-name="P67"><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4"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6">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1"><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9">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9">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9">Desde este punto de vista, existen varias características de debconf especialmente interesantes: priority, frontend y el preseeding</text:p>
      <text:p text:style-name="P59"/>
      <text:h text:style-name="Heading_20_2" text:outline-level="2" text:is-list-header="true"><text:bookmark-start text:name="__RefHeading__2009_954442987"/>3.1 <text:s/>Debconf priority y frontend<text:bookmark-end text:name="__RefHeading__2009_954442987"/></text:h>
      <text:p text:style-name="P59">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9">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9">Podemos ajustar tanto la prioriity como el frontend por defecto para todo el sistema ejecutando:</text:p>
      <text:p text:style-name="P78"><text:tab/>dpk-reconfigure debconf</text:p>
      <text:p text:style-name="P59">En lugar de este comando, podemos establecer también estos valores solo para la configuración de un paquete concreto, sin afectar a los valores por defecto del sistema.</text:p>
      <text:p text:style-name="P59">Esto se consigue usando las opciones --priority=&lt;VALUE&gt; y –frontend=&lt;VALUE&gt; del comando dpkg-reconfigure.</text:p>
      <text:p text:style-name="P59">Por ejemplo, podemos reconfigurar la configuración del teclado en la consola <text:s/>mediante el comando:</text:p>
      <text:p text:style-name="P78"><text:tab/>dpkg-reconfigure console-setup</text:p>
      <text:p text:style-name="P59">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9">Otra de las posibilidades de debconf para automatizar el proceso de instalación de paquetes, es la capacidad de precargar de antemano las respuestas en la base de datos.</text:p>
      <text:p text:style-name="P59">Este mecanismo se conoce como debconf preseeding, o simplemente preseed cuando nos referimos concretamente a las respuestas que queremos inyectar.</text:p>
      <text:p text:style-name="P59">Para curiosear y extraer respuestas de la base de datos de debconf podemos usar la utilidad debconf-get-selections y <text:s/>paquete debconf-utils.</text:p>
      <text:p text:style-name="P59">Por ejemplo, para seguir con el mismo paquete que en el ejemplo anterior:</text:p>
      <text:p text:style-name="P78"><text:tab/>debconf-get-selections |grep console-setup</text:p>
      <text:p text:style-name="P59">nos muestra las respuestas actuales sobre la configuración del teclado, consola etc .</text:p>
      <text:p text:style-name="P59">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9">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h text:style-name="P140" text:outline-level="2" text:is-list-header="true"><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0"/>
        </text:list-item>
      </text:list>
      <text:p text:style-name="P7">Ejemplos de respositorios ubicados en servidores web los podemos encontrar en:</text:p>
      <text:list xml:id="list1482322227" text:style-name="L26">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P140" text:outline-level="2" text:is-list-header="true"><text:bookmark-start text:name="__RefHeading__2257_1376798674"/>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0" text:outline-level="2" text:is-list-header="true"><text:bookmark-start text:name="__RefHeading__2277_1376798674"/>4.3 <text:s/>packages.ubuntu.com<text:bookmark-end text:name="__RefHeading__2277_1376798674"/></text:h>
      <text:p text:style-name="P61"><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1"><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
      <text:p text:style-name="Text_20_body"><text:soft-page-break/></text:p>
      <text:p text:style-name="Text_20_body"/>
      <text:p text:style-name="Text_20_body"/>
      <text:p text:style-name="Text_20_body"/>
      <text:p text:style-name="Text_20_body"/>
      <text:p text:style-name="P57"><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40"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1">Divulgación y discusión de especificaciones y características técnicas de programas, funcionalidades etc (Blueprints).</text:p>
        </text:list-item>
        <text:list-item>
          <text:p text:style-name="P91">Traducción de aplicaciones</text:p>
        </text:list-item>
        <text:list-item>
          <text:p text:style-name="P91">Reporte de bugs</text:p>
        </text:list-item>
        <text:list-item>
          <text:p text:style-name="P91">Documentación, FAQs y ayuda a la comunidad de usuarios.</text:p>
        </text:list-item>
        <text:list-item>
          <text:p text:style-name="P9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40"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71">Bajar los debs directamete de la web de la aplicación ofrece pocas garantias de compatibilidad con la distro, además de que normalmente se pierde a posibilidad de actualización automática, esto es, de un mantenimiento.</text:p>
      <text:p text:style-name="P71"/>
      <text:p text:style-name="P77"/>
      <text:p text:style-name="P105"><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5"><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5"><text:bookmark-start text:name="__RefHeading__2283_1376798674"/>cdimage.ubuntu.com<text:bookmark-end text:name="__RefHeading__2283_1376798674"/></text:p>
      <text:p text:style-name="P11"><text:soft-page-break/></text:p>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5"><text:bookmark-start text:name="__RefHeading__2133_1807819088"/>Otras direcciones<text:bookmark-end text:name="__RefHeading__2133_1807819088"/></text:p>
      <text:p text:style-name="P58">En Debian encontramos otras urls también interesantes:</text:p>
      <text:list xml:id="list1603903156" text:style-name="L30">
        <text:list-item>
          <text:p text:style-name="P131"><text:soft-page-break/><text:span text:style-name="T1">Para la descarga y consulta de paquetes:</text:span><text:a xlink:type="simple" xlink:href="http://packages.debian.org/nombre_biario">http://packages.debian.org/nombre_biario</text:a></text:p>
        </text:list-item>
        <text:list-item>
          <text:p text:style-name="P131"><text:span text:style-name="T1">Ubicaciones de repositorios oficiales: </text:span><text:a xlink:type="simple" xlink:href="http://www.debian.org/mirror/official.es.html">http://www.debian.org/mirror/official.es.html</text:a></text:p>
        </text:list-item>
        <text:list-item>
          <text:p text:style-name="P132">Reporte de bugs: http://bugsdebian.org/nombre_de _binario</text:p>
        </text:list-item>
      </text:list>
      <text:p text:style-name="P59"/>
      <text:p text:style-name="P7"/>
      <text:p text:style-name="P54">Bibliografía:</text:p>
      <text:list xml:id="list1043467947" text:style-name="L31">
        <text:list-header>
          <text:p text:style-name="P126"><text:span text:style-name="T12"/></text:p>
        </text:list-header>
        <text:list-item>
          <text:p text:style-name="P126"><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6"><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6"><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6"><text:span text:style-name="T12">[4] Jugando con apt <text:s/>(</text:span><text:a xlink:type="simple" xlink:href="http://www.ubuntu-es.org/node/595"><text:span text:style-name="T10">http://www.ubuntu-es.org/node/595</text:span></text:a><text:span text:style-name="T12">).</text:span></text:p>
        </text:list-item>
        <text:list-item>
          <text:p text:style-name="P126"><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6"><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3M1S</meta:editing-duration>
    <meta:editing-cycles>62</meta:editing-cycles>
    <meta:generator>LibreOffice/3.5$Linux_X86_64 LibreOffice_project/350m1$Build-2</meta:generator>
    <dc:title>Rapport</dc:title>
    <dc:date>2013-05-28T02:48:13</dc:date>
    <meta:print-date>2013-04-23T19:43:42</meta:print-date>
    <dc:creator>sandra </dc:creator>
    <meta:document-statistic meta:table-count="4" meta:image-count="6" meta:object-count="0" meta:page-count="25" meta:paragraph-count="424" meta:word-count="6227" meta:character-count="42304" meta:non-whitespace-character-count="36243"/>
  </office:meta>
</office:document-meta>
</file>